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7.606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12.317cm"/>
    </style:style>
    <style:style style:name="co7" style:family="table-column">
      <style:table-column-properties fo:break-before="auto" style:column-width="1.23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1016" table:default-cell-style-name="Default"/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lized_name</text:p>
          </table:table-cell>
          <table:table-cell table:style-name="ce1" office:value-type="string" calcext:value-type="string">
            <text:p>primary_attr</text:p>
          </table:table-cell>
          <table:table-cell table:style-name="ce1" office:value-type="string" calcext:value-type="string">
            <text:p>attack_type</text:p>
          </table:table-cell>
          <table:table-cell table:style-name="ce1" office:value-type="string" calcext:value-type="string">
            <text:p>roles</text:p>
          </table:table-cell>
          <table:table-cell table:style-name="ce1" office:value-type="string" calcext:value-type="string">
            <text:p>legs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_dota_hero_antimage</text:p>
          </table:table-cell>
          <table:table-cell office:value-type="string" calcext:value-type="string">
            <text:p>Anti-Mage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Escap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c_dota_hero_ax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Initiator', 'Durable', 'Disabler', 'Jungler', 'Carry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pc_dota_hero_bane</text:p>
          </table:table-cell>
          <table:table-cell office:value-type="string" calcext:value-type="string">
            <text:p>Ba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Disabler', 'Nuker', 'Durable']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pc_dota_hero_bloodseeker</text:p>
          </table:table-cell>
          <table:table-cell office:value-type="string" calcext:value-type="string">
            <text:p>Bloodseeke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Disabler', 'Jungler', 'Nuker', 'Initiato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pc_dota_hero_crystal_maiden</text:p>
          </table:table-cell>
          <table:table-cell office:value-type="string" calcext:value-type="string">
            <text:p>Crystal Maide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Disabler', 'Nuker', 'Jung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pc_dota_hero_drow_ranger</text:p>
          </table:table-cell>
          <table:table-cell office:value-type="string" calcext:value-type="string">
            <text:p>Drow Range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Disabler', 'Push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pc_dota_hero_earthshaker</text:p>
          </table:table-cell>
          <table:table-cell office:value-type="string" calcext:value-type="string">
            <text:p>Earthshak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Support', 'Initiator', 'Disable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pc_dota_hero_juggernaut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Pusher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pc_dota_hero_mirana</text:p>
          </table:table-cell>
          <table:table-cell office:value-type="string" calcext:value-type="string">
            <text:p>Mirana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Support', 'Escape', 'Nuker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pc_dota_hero_morphling</text:p>
          </table:table-cell>
          <table:table-cell office:value-type="string" calcext:value-type="string">
            <text:p>Morphling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Escape', 'Durable', 'Nuker', 'Disabler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pc_dota_hero_nevermore</text:p>
          </table:table-cell>
          <table:table-cell office:value-type="string" calcext:value-type="string">
            <text:p>Shadow Fiend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Nuker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pc_dota_hero_phantom_lancer</text:p>
          </table:table-cell>
          <table:table-cell office:value-type="string" calcext:value-type="string">
            <text:p>Phantom Lance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Escape', 'Pushe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pc_dota_hero_puck</text:p>
          </table:table-cell>
          <table:table-cell office:value-type="string" calcext:value-type="string">
            <text:p>Pu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Initiator', 'Disabler', 'Escap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pc_dota_hero_pudge</text:p>
          </table:table-cell>
          <table:table-cell office:value-type="string" calcext:value-type="string">
            <text:p>Pudg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Disabler', 'Initiator', 'Durabl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pc_dota_hero_razor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Durable', 'Nuker', 'Pusher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pc_dota_hero_sand_king</text:p>
          </table:table-cell>
          <table:table-cell office:value-type="string" calcext:value-type="string">
            <text:p>Sand King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Initiator', 'Disabler', 'Support', 'Nuker', 'Escape', 'Jungler']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pc_dota_hero_storm_spirit</text:p>
          </table:table-cell>
          <table:table-cell office:value-type="string" calcext:value-type="string">
            <text:p>Storm Spir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Escape', 'Nuker', 'Initiator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pc_dota_hero_sven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Disabler', 'Initiator', 'Durabl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pc_dota_hero_tiny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Nuker', 'Pusher', 'Initiator', 'Durable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pc_dota_hero_vengefulspirit</text:p>
          </table:table-cell>
          <table:table-cell office:value-type="string" calcext:value-type="string">
            <text:p>Vengeful Spirit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Initiator', 'Disabler', 'Nuker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pc_dota_hero_windrunner</text:p>
          </table:table-cell>
          <table:table-cell office:value-type="string" calcext:value-type="string">
            <text:p>Windrang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Support', 'Disabler', 'Escap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pc_dota_hero_zuus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Nuker', 'Carry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pc_dota_hero_kunkka</text:p>
          </table:table-cell>
          <table:table-cell office:value-type="string" calcext:value-type="string">
            <text:p>Kunkka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Support', 'Disabler', 'Initiator', 'Durabl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pc_dota_hero_lina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Carry', 'Nuker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pc_dota_hero_lion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Disabler', 'Nuker', 'Initiato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pc_dota_hero_shadow_shaman</text:p>
          </table:table-cell>
          <table:table-cell office:value-type="string" calcext:value-type="string">
            <text:p>Shadow Sham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Pusher', 'Disabler', 'Nuker', 'Initiato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pc_dota_hero_slardar</text:p>
          </table:table-cell>
          <table:table-cell office:value-type="string" calcext:value-type="string">
            <text:p>Slarda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Durable', 'Initiator', 'Disabler', 'Escape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pc_dota_hero_tidehunter</text:p>
          </table:table-cell>
          <table:table-cell office:value-type="string" calcext:value-type="string">
            <text:p>Tidehunt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Initiator', 'Durable', 'Disabler', 'Nuker', 'Carry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pc_dota_hero_witch_doctor</text:p>
          </table:table-cell>
          <table:table-cell office:value-type="string" calcext:value-type="string">
            <text:p>Witch Doct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pc_dota_hero_lich</text:p>
          </table:table-cell>
          <table:table-cell office:value-type="string" calcext:value-type="string">
            <text:p>Lic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pc_dota_hero_riki</text:p>
          </table:table-cell>
          <table:table-cell office:value-type="string" calcext:value-type="string">
            <text:p>Riki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Escape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pc_dota_hero_enigma</text:p>
          </table:table-cell>
          <table:table-cell office:value-type="string" calcext:value-type="string">
            <text:p>Enigm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Disabler', 'Jungler', 'Initiator', 'Pusher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pc_dota_hero_tinker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Nuker', 'Push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pc_dota_hero_sniper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pc_dota_hero_necrolyte</text:p>
          </table:table-cell>
          <table:table-cell office:value-type="string" calcext:value-type="string">
            <text:p>Necropho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Nuker', 'Durable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pc_dota_hero_warlock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Initiator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pc_dota_hero_beastmaster</text:p>
          </table:table-cell>
          <table:table-cell office:value-type="string" calcext:value-type="string">
            <text:p>Beastmast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Initiator', 'Disabler', 'Durabl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pc_dota_hero_queenofpain</text:p>
          </table:table-cell>
          <table:table-cell office:value-type="string" calcext:value-type="string">
            <text:p>Queen of Pa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Nuker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pc_dota_hero_venomancer</text:p>
          </table:table-cell>
          <table:table-cell office:value-type="string" calcext:value-type="string">
            <text:p>Venomance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Initiator', 'Pusher', 'Disabler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pc_dota_hero_faceless_void</text:p>
          </table:table-cell>
          <table:table-cell office:value-type="string" calcext:value-type="string">
            <text:p>Faceless Void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Initiator', 'Disabler', 'Escape', 'Durabl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pc_dota_hero_skeleton_king</text:p>
          </table:table-cell>
          <table:table-cell office:value-type="string" calcext:value-type="string">
            <text:p>Wraith King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Support', 'Durable', 'Disabler', 'Initiato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pc_dota_hero_death_prophet</text:p>
          </table:table-cell>
          <table:table-cell office:value-type="string" calcext:value-type="string">
            <text:p>Death Proph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Pusher', 'Nuker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pc_dota_hero_phantom_assassin</text:p>
          </table:table-cell>
          <table:table-cell office:value-type="string" calcext:value-type="string">
            <text:p>Phantom Assassin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pc_dota_hero_pugna</text:p>
          </table:table-cell>
          <table:table-cell office:value-type="string" calcext:value-type="string">
            <text:p>Pug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Nuker', 'Push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pc_dota_hero_templar_assassin</text:p>
          </table:table-cell>
          <table:table-cell office:value-type="string" calcext:value-type="string">
            <text:p>Templar Assassin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pc_dota_hero_viper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Durable', 'Initiator', 'Disabler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pc_dota_hero_luna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Nuker', 'Push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pc_dota_hero_dragon_knight</text:p>
          </table:table-cell>
          <table:table-cell office:value-type="string" calcext:value-type="string">
            <text:p>Dragon Knigh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Pusher', 'Durable', 'Disabler', 'Initiato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c_dota_hero_dazzle</text:p>
          </table:table-cell>
          <table:table-cell office:value-type="string" calcext:value-type="string">
            <text:p>Dazz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pc_dota_hero_rattletrap</text:p>
          </table:table-cell>
          <table:table-cell office:value-type="string" calcext:value-type="string">
            <text:p>Clockwerk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Initiator', 'Disabler', 'Durabl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pc_dota_hero_leshrac</text:p>
          </table:table-cell>
          <table:table-cell office:value-type="string" calcext:value-type="string">
            <text:p>Leshra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Support', 'Nuker', 'Pusher', 'Disabler']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pc_dota_hero_furion</text:p>
          </table:table-cell>
          <table:table-cell office:value-type="string" calcext:value-type="string">
            <text:p>Nature's Proph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Jungler', 'Pusher', 'Escap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pc_dota_hero_life_stealer</text:p>
          </table:table-cell>
          <table:table-cell office:value-type="string" calcext:value-type="string">
            <text:p>Lifesteal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Durable', 'Jungler', 'Escape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pc_dota_hero_dark_seer</text:p>
          </table:table-cell>
          <table:table-cell office:value-type="string" calcext:value-type="string">
            <text:p>Dark Se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Initiator', 'Jungler', 'Escape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pc_dota_hero_clinkz</text:p>
          </table:table-cell>
          <table:table-cell office:value-type="string" calcext:value-type="string">
            <text:p>Clinkz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Escape', 'Push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pc_dota_hero_omniknight</text:p>
          </table:table-cell>
          <table:table-cell office:value-type="string" calcext:value-type="string">
            <text:p>Omniknigh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Support', 'Durabl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pc_dota_hero_enchantress</text:p>
          </table:table-cell>
          <table:table-cell office:value-type="string" calcext:value-type="string">
            <text:p>Enchantr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Jungler', 'Pusher', 'Durable', 'Disabler']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pc_dota_hero_huskar</text:p>
          </table:table-cell>
          <table:table-cell office:value-type="string" calcext:value-type="string">
            <text:p>Huska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Durable', 'Initiato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pc_dota_hero_night_stalker</text:p>
          </table:table-cell>
          <table:table-cell office:value-type="string" calcext:value-type="string">
            <text:p>Night Stalk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Initiator', 'Durable', 'Disable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pc_dota_hero_broodmother</text:p>
          </table:table-cell>
          <table:table-cell office:value-type="string" calcext:value-type="string">
            <text:p>Broodmothe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Pusher', 'Escape', 'Nuker']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pc_dota_hero_bounty_hunter</text:p>
          </table:table-cell>
          <table:table-cell office:value-type="string" calcext:value-type="string">
            <text:p>Bounty Hunte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Escap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pc_dota_hero_weaver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Escape']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pc_dota_hero_jakiro</text:p>
          </table:table-cell>
          <table:table-cell office:value-type="string" calcext:value-type="string">
            <text:p>Jakir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Pusher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pc_dota_hero_batrider</text:p>
          </table:table-cell>
          <table:table-cell office:value-type="string" calcext:value-type="string">
            <text:p>Batrid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Initiator', 'Jungler', 'Disabler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pc_dota_hero_che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Jungler', 'Push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pc_dota_hero_spectre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Durable', 'Escape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pc_dota_hero_ancient_apparition</text:p>
          </table:table-cell>
          <table:table-cell office:value-type="string" calcext:value-type="string">
            <text:p>Ancient Appari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Disabler', 'Nuker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pc_dota_hero_doom_bringer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Disabler', 'Initiator', 'Durabl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pc_dota_hero_ursa</text:p>
          </table:table-cell>
          <table:table-cell office:value-type="string" calcext:value-type="string">
            <text:p>Ursa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Jungler', 'Durable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pc_dota_hero_spirit_breaker</text:p>
          </table:table-cell>
          <table:table-cell office:value-type="string" calcext:value-type="string">
            <text:p>Spirit Break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Initiator', 'Disabler', 'Durable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pc_dota_hero_gyrocopter</text:p>
          </table:table-cell>
          <table:table-cell office:value-type="string" calcext:value-type="string">
            <text:p>Gyrocopte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Nuker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pc_dota_hero_alchemist</text:p>
          </table:table-cell>
          <table:table-cell office:value-type="string" calcext:value-type="string">
            <text:p>Alchemis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Support', 'Durable', 'Disabler', 'Initiato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pc_dota_hero_invoker</text:p>
          </table:table-cell>
          <table:table-cell office:value-type="string" calcext:value-type="string">
            <text:p>Invok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Nuker', 'Disabler', 'Escape', 'Push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pc_dota_hero_silencer</text:p>
          </table:table-cell>
          <table:table-cell office:value-type="string" calcext:value-type="string">
            <text:p>Silenc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Support', 'Disabler', 'Initiato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pc_dota_hero_obsidian_destroyer</text:p>
          </table:table-cell>
          <table:table-cell office:value-type="string" calcext:value-type="string">
            <text:p>Outworld Destro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Nuker', 'Disabler']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pc_dota_hero_lycan</text:p>
          </table:table-cell>
          <table:table-cell office:value-type="string" calcext:value-type="string">
            <text:p>Lyc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Pusher', 'Jungler', 'Durable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pc_dota_hero_brewmaster</text:p>
          </table:table-cell>
          <table:table-cell office:value-type="string" calcext:value-type="string">
            <text:p>Brewmast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Initiator', 'Durable', 'Disable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pc_dota_hero_shadow_demon</text:p>
          </table:table-cell>
          <table:table-cell office:value-type="string" calcext:value-type="string">
            <text:p>Shadow Dem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Disabler', 'Initiato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pc_dota_hero_lone_druid</text:p>
          </table:table-cell>
          <table:table-cell office:value-type="string" calcext:value-type="string">
            <text:p>Lone Druid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Pusher', 'Jungler', 'Durabl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pc_dota_hero_chaos_knight</text:p>
          </table:table-cell>
          <table:table-cell office:value-type="string" calcext:value-type="string">
            <text:p>Chaos Knigh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Disabler', 'Durable', 'Pusher', 'Initiato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pc_dota_hero_meepo</text:p>
          </table:table-cell>
          <table:table-cell office:value-type="string" calcext:value-type="string">
            <text:p>Meepo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Escape', 'Nuker', 'Disabler', 'Initiator', 'Push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pc_dota_hero_treant</text:p>
          </table:table-cell>
          <table:table-cell office:value-type="string" calcext:value-type="string">
            <text:p>Treant Protecto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Support', 'Initiator', 'Durable', 'Disabler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pc_dota_hero_ogre_magi</text:p>
          </table:table-cell>
          <table:table-cell office:value-type="string" calcext:value-type="string">
            <text:p>Ogre M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Support', 'Nuker', 'Disabler', 'Durable', 'Initiato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pc_dota_hero_undying</text:p>
          </table:table-cell>
          <table:table-cell office:value-type="string" calcext:value-type="string">
            <text:p>Undying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Support', 'Durable', 'Disable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pc_dota_hero_rubick</text:p>
          </table:table-cell>
          <table:table-cell office:value-type="string" calcext:value-type="string">
            <text:p>Rubi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Disable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pc_dota_hero_disruptor</text:p>
          </table:table-cell>
          <table:table-cell office:value-type="string" calcext:value-type="string">
            <text:p>Disrupt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Disabler', 'Nuker', 'Initiato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pc_dota_hero_nyx_assassin</text:p>
          </table:table-cell>
          <table:table-cell office:value-type="string" calcext:value-type="string">
            <text:p>Nyx Assassin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Disabler', 'Nuker', 'Initiator', 'Escape']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pc_dota_hero_naga_siren</text:p>
          </table:table-cell>
          <table:table-cell office:value-type="string" calcext:value-type="string">
            <text:p>Naga Siren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Support', 'Pusher', 'Disabler', 'Initiator', 'Escape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pc_dota_hero_keeper_of_the_light</text:p>
          </table:table-cell>
          <table:table-cell office:value-type="string" calcext:value-type="string">
            <text:p>Keeper of the L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Disabler', 'Jung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pc_dota_hero_wis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Escape', 'Nuker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pc_dota_hero_visage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Durable', 'Disabler', 'Push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pc_dota_hero_slark</text:p>
          </table:table-cell>
          <table:table-cell office:value-type="string" calcext:value-type="string">
            <text:p>Slark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Escape', 'Disable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pc_dota_hero_medusa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Disabler', 'Durable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pc_dota_hero_troll_warlord</text:p>
          </table:table-cell>
          <table:table-cell office:value-type="string" calcext:value-type="string">
            <text:p>Troll Warlord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Pusher', 'Disabler', 'Durabl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pc_dota_hero_centaur</text:p>
          </table:table-cell>
          <table:table-cell office:value-type="string" calcext:value-type="string">
            <text:p>Centaur Warrunn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Durable', 'Initiator', 'Disabler', 'Nuker', 'Escape']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pc_dota_hero_magnataur</text:p>
          </table:table-cell>
          <table:table-cell office:value-type="string" calcext:value-type="string">
            <text:p>Magnu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Initiator', 'Disabler', 'Nuker', 'Escape']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pc_dota_hero_shredder</text:p>
          </table:table-cell>
          <table:table-cell office:value-type="string" calcext:value-type="string">
            <text:p>Timbersaw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Nuker', 'Durable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pc_dota_hero_bristleback</text:p>
          </table:table-cell>
          <table:table-cell office:value-type="string" calcext:value-type="string">
            <text:p>Bristleback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Durable', 'Initiato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c_dota_hero_tusk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Initiator', 'Disable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pc_dota_hero_skywrath_mage</text:p>
          </table:table-cell>
          <table:table-cell office:value-type="string" calcext:value-type="string">
            <text:p>Skywrath M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pc_dota_hero_abaddon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Support', 'Carry', 'Durabl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pc_dota_hero_elder_titan</text:p>
          </table:table-cell>
          <table:table-cell office:value-type="string" calcext:value-type="string">
            <text:p>Elder Tit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Initiator', 'Disabler', 'Nuker', 'Durabl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pc_dota_hero_legion_commander</text:p>
          </table:table-cell>
          <table:table-cell office:value-type="string" calcext:value-type="string">
            <text:p>Legion Command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Disabler', 'Initiator', 'Durabl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pc_dota_hero_techies</text:p>
          </table:table-cell>
          <table:table-cell office:value-type="string" calcext:value-type="string">
            <text:p>Techi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Nuker', 'Disabler']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pc_dota_hero_ember_spirit</text:p>
          </table:table-cell>
          <table:table-cell office:value-type="string" calcext:value-type="string">
            <text:p>Ember Spirit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Escape', 'Nuker', 'Disabler', 'Initiato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pc_dota_hero_earth_spirit</text:p>
          </table:table-cell>
          <table:table-cell office:value-type="string" calcext:value-type="string">
            <text:p>Earth Spiri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Nuker', 'Escape', 'Disabler', 'Initiator', 'Durabl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pc_dota_hero_abyssal_underlord</text:p>
          </table:table-cell>
          <table:table-cell office:value-type="string" calcext:value-type="string">
            <text:p>Underlor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Support', 'Nuker', 'Disabler', 'Durable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pc_dota_hero_terrorblade</text:p>
          </table:table-cell>
          <table:table-cell office:value-type="string" calcext:value-type="string">
            <text:p>Terrorblade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Pushe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pc_dota_hero_phoenix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Initiator', 'Escape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pc_dota_hero_oracl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Disabler', 'Escape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pc_dota_hero_winter_wyvern</text:p>
          </table:table-cell>
          <table:table-cell office:value-type="string" calcext:value-type="string">
            <text:p>Winter Wyver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Disabler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pc_dota_hero_arc_warden</text:p>
          </table:table-cell>
          <table:table-cell office:value-type="string" calcext:value-type="string">
            <text:p>Arc Warden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Carry', 'Escape', 'Nuk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pc_dota_hero_monkey_king</text:p>
          </table:table-cell>
          <table:table-cell office:value-type="string" calcext:value-type="string">
            <text:p>Monkey King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Escape', 'Disabler', 'Initiato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pc_dota_hero_dark_willow</text:p>
          </table:table-cell>
          <table:table-cell office:value-type="string" calcext:value-type="string">
            <text:p>Dark Willo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Disabler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pc_dota_hero_pangolier</text:p>
          </table:table-cell>
          <table:table-cell office:value-type="string" calcext:value-type="string">
            <text:p>Pangolie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Nuker', 'Disabler', 'Durable', 'Escape', 'Initiato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pc_dota_hero_grimstroke</text:p>
          </table:table-cell>
          <table:table-cell office:value-type="string" calcext:value-type="string">
            <text:p>Grimstrok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Disabler', 'Escape']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pc_dota_hero_hoodwink</text:p>
          </table:table-cell>
          <table:table-cell office:value-type="string" calcext:value-type="string">
            <text:p>Hoodwink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Escape', 'Disabler']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pc_dota_hero_void_spirit</text:p>
          </table:table-cell>
          <table:table-cell office:value-type="string" calcext:value-type="string">
            <text:p>Void Spir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Escape', 'Nuker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pc_dota_hero_snapfire</text:p>
          </table:table-cell>
          <table:table-cell office:value-type="string" calcext:value-type="string">
            <text:p>Snapfir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['Support', 'Nuker', 'Disabler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pc_dota_hero_mars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Initiator', 'Disabler', 'Durabl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pc_dota_hero_dawnbreaker</text:p>
          </table:table-cell>
          <table:table-cell office:value-type="string" calcext:value-type="string">
            <text:p>Dawnbreak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Carry', 'Durabl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pc_dota_hero_marci</text:p>
          </table:table-cell>
          <table:table-cell office:value-type="string" calcext:value-type="string">
            <text:p>Marci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Support', 'Carry', 'Initiator', 'Disabler', 'Escape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pc_dota_hero_primal_beast</text:p>
          </table:table-cell>
          <table:table-cell office:value-type="string" calcext:value-type="string">
            <text:p>Primal Beas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['Initiator', 'Durable', 'Disabler']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H12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S/. </number:text>
      <number:number number:decimal-places="0" number:min-decimal-places="0" number:min-integer-digits="1" number:grouping="true"/>
    </number:number-style>
    <number:number-style style:name="N120">
      <number:text>S/. 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21P0" style:volatile="true">
      <number:text>S/. 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 S/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S/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S/.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10">
      <number:minutes number:style="long"/>
      <number:text>:</number:text>
      <number:seconds number:style="long"/>
    </number:time-style>
    <number:number-style style:name="N123P0" style:volatile="true">
      <number:text>S/. </number:text>
      <number:number number:decimal-places="2" number:min-decimal-places="2" number:min-integer-digits="1" number:grouping="true"/>
    </number:number-style>
    <number:number-style style:name="N123">
      <number:text>S/. 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14P0" style:volatile="true">
      <number:text> S/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S/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S/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27">
      <number:month number:textual="true"/>
      <number:text>-</number:text>
      <number:year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4P0" style:volatile="true">
      <number:text>S/.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2-08-01T03:41:00</meta:creation-date>
    <dc:date>2022-07-31T22:52:08.880188964</dc:date>
    <meta:generator>LibreOffice/7.3.4.2$Linux_X86_64 LibreOffice_project/30$Build-2</meta:generator>
    <meta:editing-duration>PT7M38S</meta:editing-duration>
    <meta:editing-cycles>2</meta:editing-cycles>
    <meta:document-statistic meta:table-count="1" meta:cell-count="991" meta:object-count="0"/>
    <meta:user-defined meta:name="AppVersion">3.0</meta:user-defined>
  </office:meta>
</office:document-meta>
</file>